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officeooo:rsid="001effed" officeooo:paragraph-rsid="001effed"/>
    </style:style>
    <style:style style:name="P3" style:family="paragraph" style:parent-style-name="Standard">
      <style:text-properties style:font-name="Quicksand" fo:font-size="22pt" officeooo:rsid="00231240" officeooo:paragraph-rsid="00231240"/>
    </style:style>
    <style:style style:name="P4" style:family="paragraph" style:parent-style-name="Standard" style:list-style-name="L1">
      <style:text-properties officeooo:rsid="002482e3" officeooo:paragraph-rsid="002482e3"/>
    </style:style>
    <style:style style:name="P5" style:family="paragraph" style:parent-style-name="Standard" style:list-style-name="L1">
      <style:text-properties fo:font-weight="bold" officeooo:rsid="0027bcda" officeooo:paragraph-rsid="0027bcda" style:font-weight-asian="bold" style:font-weight-complex="bold"/>
    </style:style>
    <style:style style:name="P6" style:family="paragraph" style:parent-style-name="Standard" style:list-style-name="L1">
      <style:text-properties fo:font-weight="bold" officeooo:rsid="00264ba2" officeooo:paragraph-rsid="00264ba2" style:font-weight-asian="bold" style:font-weight-complex="bold"/>
    </style:style>
    <style:style style:name="P7" style:family="paragraph" style:parent-style-name="Standard" style:list-style-name="L1">
      <style:text-properties fo:font-weight="bold" officeooo:rsid="00296d4f" officeooo:paragraph-rsid="00296d4f" style:font-weight-asian="bold" style:font-weight-complex="bold"/>
    </style:style>
    <style:style style:name="T1" style:family="text">
      <style:text-properties officeooo:rsid="0023124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31240"/>
    </style:style>
    <style:style style:name="T4" style:family="text">
      <style:text-properties style:text-position="0% 100%"/>
    </style:style>
    <style:style style:name="T5" style:family="text">
      <style:text-properties officeooo:rsid="00296d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 | <text:span text:style-name="T1">3</text:span><text:span text:style-name="T3">rd</text:span><text:span text:style-name="T1"> </text:span>Quarter</text:p>
      <text:p text:style-name="P3">WW1: Practical Research</text:p>
      <text:p text:style-name="P1">January <text:span text:style-name="T1">24</text:span> 2021</text:p>
      <text:p text:style-name="P1"/>
      <text:list xml:id="list1260209568" text:style-name="L1">
        <text:list-item>
          <text:p text:style-name="P4">What is the importance of research in your education as a 21<text:span text:style-name="T2">st</text:span> century learner?</text:p>
          <text:p text:style-name="P6">Research is already being done just by looking up something <text:span text:style-name="T5">on Google</text:span>. <text:span text:style-name="T5">Research simple as these is already very important, imagine how important a full-scale research project is.</text:span></text:p>
          <text:p text:style-name="P4"/>
        </text:list-item>
        <text:list-item>
          <text:p text:style-name="P4">As a student, how important is Ethics in Research in providing guidance to researcher?</text:p>
          <text:p text:style-name="P7">It is crucially important, not just as a student, but as a person as well. A respondent’s privacy rights is the best example and representative, for how important ethics are in research.</text:p>
          <text:p text:style-name="P4"/>
        </text:list-item>
        <text:list-item>
          <text:p text:style-name="P4">As a learner, what do you want to research on? Why?</text:p>
          <text:p text:style-name="P5">I want to research/learn better ways/methods of learning/studying. Because, I feel like there’s more to improve in our current education system.</text:p>
          <text:p text:style-name="P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5:23:39.268000000</meta:creation-date>
    <meta:editing-duration>PT5M38S</meta:editing-duration>
    <meta:editing-cycles>2</meta:editing-cycles>
    <meta:generator>LibreOffice/7.0.4.2$Windows_X86_64 LibreOffice_project/dcf040e67528d9187c66b2379df5ea4407429775</meta:generator>
    <dc:date>2021-01-24T16:21:14.558000000</dc:date>
    <meta:document-statistic meta:table-count="0" meta:image-count="0" meta:object-count="0" meta:page-count="1" meta:paragraph-count="9" meta:word-count="134" meta:character-count="800" meta:non-whitespace-character-count="678"/>
    <meta:template xlink:type="simple" xlink:actuate="onRequest" xlink:title="BAG2 Template" xlink:href="../../../../AppData/Roaming/LibreOffice/4/user/template/BAG2%20Template.ott" meta:date="2021-01-24T15:23:30.554000000"/>
  </office:meta>
</office:document-meta>
</file>